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left" draw:textarea-vertical-align="bottom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/>
    </style:style>
    <style:style style:name="gr6" style:family="graphic" style:parent-style-name="standard">
      <style:graphic-properties draw:stroke="none" svg:stroke-color="#000000" draw:fill="none" draw:fill-color="#ffffff" fo:min-height="1.302cm" fo:min-width="1.697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0cm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svg:stroke-color="#666666" draw:fill="solid" draw:fill-color="#e6e6e6" draw:textarea-horizontal-align="justify" draw:textarea-vertical-align="middle" draw:auto-grow-height="false"/>
    </style:style>
    <style:style style:name="gr11" style:family="graphic" style:parent-style-name="standard">
      <style:graphic-properties svg:stroke-color="#333333" draw:fill="solid" draw:fill-color="#e6e6e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1.792cm"/>
    </style:style>
    <style:style style:name="gr13" style:family="graphic" style:parent-style-name="objectwithoutfill">
      <style:graphic-properties draw:marker-start="Arrow" draw:marker-end="Arrow" draw:marker-end-width="0.2cm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4.751cm" svg:height="7.236cm" svg:x="2.2cm" svg:y="9.964cm">
          <text:p text:style-name="P1">mockify daem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39cm" svg:height="1.577cm" svg:x="2.478cm" svg:y="10.242cm">
          <text:p text:style-name="P1">http-server<text:line-break/>child proces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38cm" svg:height="1.577cm" svg:x="10.828cm" svg:y="11.17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39cm" svg:height="1.577cm" svg:x="11.014cm" svg:y="11.356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638cm" svg:height="1.577cm" svg:x="11.2cm" svg:y="11.542cm">
          <text:p text:style-name="P1">proxy<text:line-break/>child process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38cm" svg:height="1.577cm" svg:x="10.828cm" svg:y="13.953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639cm" svg:height="1.578cm" svg:x="11.014cm" svg:y="14.139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38cm" svg:height="1.577cm" svg:x="11.2cm" svg:y="14.325cm">
          <text:p text:style-name="P1">mock</text:p>
          <text:p text:style-name="P1">child processes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639cm" svg:height="1.577cm" svg:x="2.478cm" svg:y="8.016cm">
          <text:p text:style-name="P1">weba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curve" svg:x1="15.838cm" svg:y1="12.33cm" svg:x2="16.951cm" svg:y2="13.582cm" draw:start-shape="id1" draw:start-glue-point="1" draw:end-shape="id2" draw:end-glue-point="1" svg:d="m15838 12330c2419 0 1863 1252 1113 1252" svg:viewBox="0 0 1755 1253">
          <text:p/>
        </draw:connector>
        <draw:connector draw:style-name="gr5" draw:text-style-name="P1" draw:layer="layout" draw:type="curve" svg:x1="15.838cm" svg:y1="15.113cm" svg:x2="16.951cm" svg:y2="13.582cm" draw:start-shape="id3" draw:start-glue-point="1" draw:end-shape="id2" draw:end-glue-point="1" svg:d="m15838 15113c2419 0 1863-1531 1113-1531" svg:viewBox="0 0 1755 1532">
          <text:p/>
        </draw:connector>
        <draw:frame draw:style-name="gr6" draw:text-style-name="P1" draw:layer="layout" svg:width="2.369cm" svg:height="1.673cm" svg:x="17.236cm" svg:y="12.965cm">
          <draw:text-box>
            <text:p text:style-name="P1">events<text:line-break/>std*</text:p>
          </draw:text-box>
        </draw:frame>
        <draw:custom-shape draw:style-name="gr4" draw:text-style-name="P1" xml:id="id6" draw:id="id6" draw:layer="layout" svg:width="4.639cm" svg:height="1.577cm" svg:x="8.137cm" svg:y="1.986cm">
          <text:p text:style-name="P1">shel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7.117cm" svg:y1="8.804cm" svg:x2="9.575cm" svg:y2="9.964cm" draw:start-shape="id4" draw:start-glue-point="1" draw:end-shape="id2" draw:end-glue-point="0" svg:d="m7117 8804c1639 0 2458 386 2458 1160" svg:viewBox="0 0 2459 1161">
          <text:p/>
        </draw:connector>
        <draw:connector draw:style-name="gr7" draw:text-style-name="P1" draw:layer="layout" draw:type="curve" svg:x1="10.456cm" svg:y1="7.181cm" svg:x2="9.575cm" svg:y2="9.964cm" draw:start-shape="id5" draw:start-glue-point="2" draw:end-shape="id2" draw:end-glue-point="0" svg:d="m10456 7181c0 2086-881 695-881 2783" svg:viewBox="0 0 882 2784">
          <text:p/>
        </draw:connector>
        <draw:frame draw:style-name="gr8" draw:layer="layout" svg:width="1.311cm" svg:height="0.962cm" svg:x="7.7cm" svg:y="8.7cm">
          <draw:text-box>
            <text:p>ws</text:p>
          </draw:text-box>
        </draw:frame>
        <draw:custom-shape draw:style-name="gr3" draw:text-style-name="P1" xml:id="id5" draw:id="id5" draw:layer="layout" svg:width="4.639cm" svg:height="1.577cm" svg:x="8.137cm" svg:y="5.604cm">
          <text:p text:style-name="P1">JS li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curve" svg:x1="10.456cm" svg:y1="3.563cm" svg:x2="10.456cm" svg:y2="5.604cm" draw:start-shape="id6" draw:start-glue-point="2" draw:end-shape="id5" draw:end-glue-point="0" svg:d="m10456 3563v2041" svg:viewBox="0 0 1 2042">
          <text:p text:style-name="P1">require</text:p>
        </draw:connector>
        <draw:custom-shape draw:style-name="gr10" draw:text-style-name="P1" xml:id="id7" draw:id="id7" draw:layer="layout" svg:width="4.732cm" svg:height="1.577cm" svg:x="14.26cm" svg:y="5.604cm">
          <text:p text:style-name="P1">Functionnal<text:line-break/>te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8" draw:id="id8" draw:layer="layout" svg:width="1.948cm" svg:height="1.855cm" svg:x="3.777cm" svg:y="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5" draw:text-style-name="P1" draw:layer="layout" draw:type="line" svg:x1="14.26cm" svg:y1="6.392cm" svg:x2="12.776cm" svg:y2="6.392cm" draw:start-shape="id7" draw:start-glue-point="3" draw:end-shape="id5" draw:end-glue-point="1" svg:d="m14260 6392h-1484" svg:viewBox="0 0 1485 1">
          <text:p/>
        </draw:connector>
        <draw:frame draw:style-name="gr12" draw:text-style-name="P1" draw:layer="layout" svg:width="2.471cm" svg:height="0.962cm" svg:x="12.432cm" svg:y="6.311cm">
          <draw:text-box>
            <text:p text:style-name="P1">require</text:p>
          </draw:text-box>
        </draw:frame>
        <draw:connector draw:style-name="gr5" draw:text-style-name="P1" draw:layer="layout" draw:type="curve" svg:x1="4.751cm" svg:y1="3.655cm" svg:x2="4.797cm" svg:y2="8.016cm" draw:start-shape="id8" draw:start-glue-point="8" draw:end-shape="id4" draw:end-glue-point="0" svg:d="m4751 3655c0 3270 46 1090 46 4361" svg:viewBox="0 0 47 4362">
          <text:p/>
        </draw:connector>
        <draw:connector draw:style-name="gr5" draw:text-style-name="P1" draw:layer="layout" draw:type="curve" svg:x1="5.725cm" svg:y1="2.727cm" svg:x2="8.137cm" svg:y2="2.774cm" draw:start-shape="id8" draw:start-glue-point="10" draw:end-shape="id6" draw:end-glue-point="3" svg:d="m5725 2727c1809 0 603 47 2412 47" svg:viewBox="0 0 2413 48">
          <text:p/>
        </draw:connector>
        <draw:custom-shape draw:style-name="gr3" draw:text-style-name="P1" draw:layer="layout" svg:width="1.484cm" svg:height="1.855cm" svg:x="17.786cm" svg:y="15.345cm">
          <text:p text:style-name="P1">sqli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3" draw:text-style-name="P1" draw:layer="layout" svg:x1="16.951cm" svg:y1="16.272cm" svg:x2="17.879cm" svg:y2="16.272cm">
          <text:p/>
        </draw:line>
        <draw:frame draw:style-name="gr8" draw:layer="layout" svg:width="1.311cm" svg:height="0.962cm" svg:x="9.589cm" svg:y="8.7cm">
          <draw:text-box>
            <text:p>w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center" draw:textarea-vertical-align="middle" fo:padding-top="-0.6cm" fo:padding-right="0.25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8:57:35.017985746</meta:creation-date>
    <dc:date>2014-10-05T23:04:27.395035094</dc:date>
    <meta:editing-duration>PT26M11S</meta:editing-duration>
    <meta:editing-cycles>9</meta:editing-cycles>
    <meta:generator>LibreOffice/4.1.2.3$Linux_X86_64 LibreOffice_project/410m0$Build-3</meta:generator>
    <dc:creator>Alexis Mineaud</dc:creator>
    <meta:document-statistic meta:object-count="27"/>
  </office:meta>
</office:document-meta>
</file>